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2" table:default-cell-style-name="ce6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ButtonMax</text:p>
          </table:table-cell>
          <table:table-cell table:style-name="ce1" office:value-type="string" calcext:value-type="string">
            <text:p>KSP</text:p>
          </table:table-cell>
          <table:table-cell table:style-name="ce1" office:value-type="string" calcext:value-type="string">
            <text:p>Generalist</text:p>
          </table:table-cell>
          <table:table-cell table:style-name="ce1" office:value-type="string" calcext:value-type="string">
            <text:p>Generalister</text:p>
          </table:table-cell>
          <table:table-cell table:style-name="ce4" office:value-type="string" calcext:value-type="string">
            <text:p>Targeting</text:p>
          </table:table-cell>
          <table:table-cell table:style-name="ce5" office:value-type="string" calcext:value-type="string">
            <text:p>Max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1U Handl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B2];[.C2];[.D2];[.E2];[.F2])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U Han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3];[.C3];[.D3];[.E3];[.F3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U Handl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AX([.B4];[.C4];[.D4];[.E4];[.F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ry Switc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B5];[.C5];[.D5];[.E5];[.F5])"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lluminated Toggle Swit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6];[.C6];[.D6];[.E6];[.F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rge Joy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7];[.C7];[.D7];[.E7];[.F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rge Kn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[.B8];[.C8];[.D8];[.E8];[.F8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9];[.C9];[.D9];[.E9];[.F9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Selec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0];[.C10];[.D10];[.E10];[.F1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Enco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1];[.C11];[.D11];[.E11];[.F1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mm Momentary Butto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B12];[.C12];[.D12];[.E12];[.F12])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ddle Swi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AX([.B13];[.C13];[.D13];[.E13];[.F13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mm Push Butt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B14];[.C14];[.D14];[.E14];[.F14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cker Swit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15];[.C15];[.D15];[.E15];[.F15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5mm Slide Potentiome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16];[.C16];[.D16];[.E16];[.F1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5mm Slide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7];[.C17];[.D17];[.E17];[.F1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.35mm Toggle Switc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MAX([.B18];[.C18];[.D18];[.E18];[.F18])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3 Eurorack Mount Screw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MAX([.B19];[.C19];[.D19];[.E19];[.F19])" office:value-type="float" office:value="52" calcext:value-type="float">
            <text:p>52</text:p>
          </table:table-cell>
          <table:table-cell table:formula="of:=[.G19]/2"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formula="of:=MAX([.B20];[.C20];[.D20];[.E20];[.F2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1];[.C21];[.D21];[.E21];[.F2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2];[.C22];[.D22];[.E22];[.F2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3];[.C23];[.D23];[.E23];[.F2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4];[.C24];[.D24];[.E24];[.F2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5];[.C25];[.D25];[.E25];[.F25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6];[.C26];[.D26];[.E26];[.F2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7];[.C27];[.D27];[.E27];[.F2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8];[.C28];[.D28];[.E28];[.F2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9];[.C29];[.D29];[.E29];[.F2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0];[.C30];[.D30];[.E30];[.F3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1];[.C31];[.D31];[.E31];[.F3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2];[.C32];[.D32];[.E32];[.F32])" office:value-type="float" office:value="0" calcext:value-type="float">
            <text:p>0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8:01:23.175363400</meta:creation-date>
    <dc:date>2026-01-04T20:20:30.156260700</dc:date>
    <meta:editing-duration>PT2H8M28S</meta:editing-duration>
    <meta:editing-cycles>22</meta:editing-cycles>
    <meta:generator>LibreOffice/25.2.5.2$Windows_X86_64 LibreOffice_project/03d19516eb2e1dd5d4ccd751a0d6f35f35e08022</meta:generator>
    <meta:document-statistic meta:table-count="1" meta:cell-count="147" meta:object-count="0"/>
  </office:meta>
</office:document-meta>
</file>